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none" fo:border-right="none" fo:border-top="none" fo:border-bottom="0.05pt solid #000000"/>
    </style:style>
    <style:style style:name="P1" style:family="paragraph" style:parent-style-name="Header">
      <style:text-properties style:font-name="Times New Roman" fo:font-size="11pt" officeooo:rsid="001e6f41" officeooo:paragraph-rsid="001e6f41" style:font-size-asian="11pt" style:font-size-complex="11pt"/>
    </style:style>
    <style:style style:name="P2" style:family="paragraph" style:parent-style-name="Footer">
      <style:text-properties style:font-name="Times New Roman" fo:font-size="11pt" officeooo:rsid="001e6f41" officeooo:paragraph-rsid="001e6f41" style:font-size-asian="11pt" style:font-size-complex="11pt"/>
    </style:style>
    <style:style style:name="P3" style:family="paragraph" style:parent-style-name="Standard">
      <style:paragraph-properties fo:line-height="100%" fo:text-align="justify" style:justify-single-word="false"/>
      <style:text-properties style:font-name="Times New Roman" fo:font-size="10pt" fo:language="de" fo:country="DE" officeooo:rsid="002a4518" officeooo:paragraph-rsid="002a4518" style:font-size-asian="8.75pt" style:font-size-complex="10pt"/>
    </style:style>
    <style:style style:name="P4" style:family="paragraph" style:parent-style-name="Standard">
      <style:paragraph-properties fo:text-align="justify" style:justify-single-word="false"/>
      <style:text-properties style:font-name="Times New Roman" fo:font-size="10pt" fo:language="de" fo:country="DE" officeooo:rsid="002a4518" officeooo:paragraph-rsid="003a4b35" style:font-size-asian="8.75pt" style:font-size-complex="10pt"/>
    </style:style>
    <style:style style:name="P5" style:family="paragraph" style:parent-style-name="Standard">
      <style:paragraph-properties fo:text-align="justify" style:justify-single-word="false"/>
      <style:text-properties style:font-name="Times New Roman" fo:font-size="10pt" fo:language="de" fo:country="DE" officeooo:rsid="00332c31" officeooo:paragraph-rsid="00313685" style:font-size-asian="10pt" style:font-size-complex="10pt"/>
    </style:style>
    <style:style style:name="P6" style:family="paragraph" style:parent-style-name="Standard">
      <style:paragraph-properties fo:text-align="justify" style:justify-single-word="false"/>
      <style:text-properties style:font-name="Times New Roman" fo:font-size="10pt" fo:language="de" fo:country="DE" officeooo:rsid="00332c31" officeooo:paragraph-rsid="00332c31" style:font-size-asian="10pt" style:font-size-complex="10pt"/>
    </style:style>
    <style:style style:name="P7" style:family="paragraph" style:parent-style-name="Standard">
      <style:paragraph-properties fo:text-align="justify" style:justify-single-word="false"/>
      <style:text-properties style:font-name="Times New Roman" fo:font-size="10pt" fo:language="de" fo:country="DE" officeooo:rsid="00332c31" officeooo:paragraph-rsid="003a4b35" style:font-size-asian="10pt" style:font-size-complex="10pt"/>
    </style:style>
    <style:style style:name="P8" style:family="paragraph" style:parent-style-name="Standard">
      <style:paragraph-properties fo:text-align="justify" style:justify-single-word="false"/>
      <style:text-properties style:font-name="Times New Roman" fo:font-size="10pt" fo:language="de" fo:country="DE" officeooo:rsid="0035a4ef" officeooo:paragraph-rsid="0037445a" style:font-size-asian="10pt" style:font-size-complex="10pt"/>
    </style:style>
    <style:style style:name="P9" style:family="paragraph" style:parent-style-name="Standard">
      <style:paragraph-properties fo:text-align="justify" style:justify-single-word="false"/>
      <style:text-properties style:font-name="Times New Roman" fo:font-size="10pt" fo:language="de" fo:country="DE" officeooo:rsid="003930fc" officeooo:paragraph-rsid="003930fc" style:font-size-asian="10pt" style:font-size-complex="10pt"/>
    </style:style>
    <style:style style:name="P10" style:family="paragraph" style:parent-style-name="Standard">
      <style:paragraph-properties fo:line-height="100%" fo:text-align="justify" style:justify-single-word="false"/>
      <style:text-properties style:font-name="Times New Roman" fo:font-size="10pt" fo:language="de" fo:country="DE" officeooo:rsid="0033deb1" officeooo:paragraph-rsid="0033deb1" style:font-size-asian="10pt" style:font-size-complex="10pt"/>
    </style:style>
    <style:style style:name="P11" style:family="paragraph" style:parent-style-name="Standard">
      <style:paragraph-properties fo:text-align="justify" style:justify-single-word="false"/>
      <style:text-properties style:font-name="Times New Roman" fo:font-size="10pt" fo:language="de" fo:country="DE" officeooo:rsid="00364e73" officeooo:paragraph-rsid="0037445a" style:font-size-asian="10pt" style:font-size-complex="10pt"/>
    </style:style>
    <style:style style:name="P12" style:family="paragraph" style:parent-style-name="Standard">
      <style:paragraph-properties fo:text-align="justify" style:justify-single-word="false"/>
      <style:text-properties style:font-name="Times New Roman" fo:font-size="10pt" fo:language="de" fo:country="DE" fo:font-weight="normal" officeooo:rsid="003c1abd" officeooo:paragraph-rsid="003c1abd"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imes New Roman" fo:font-size="10pt" fo:language="de" fo:country="DE" fo:font-weight="normal" officeooo:rsid="003a4b35" officeooo:paragraph-rsid="003a4b35"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style:font-name="Times New Roman" fo:font-size="11pt" fo:language="de" fo:country="DE" fo:font-weight="bold" officeooo:rsid="00297984" officeooo:paragraph-rsid="00297984"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Times New Roman" fo:font-size="11pt" fo:language="de" fo:country="DE" fo:font-weight="bold" officeooo:rsid="00297984" officeooo:paragraph-rsid="003a4b35"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font-name="Times New Roman" fo:font-size="11pt" fo:language="de" fo:country="DE" officeooo:rsid="00297984" officeooo:paragraph-rsid="00297984" style:font-size-asian="11pt" style:font-size-complex="11pt"/>
    </style:style>
    <style:style style:name="P17" style:family="paragraph" style:parent-style-name="Standard">
      <style:paragraph-properties fo:text-align="justify" style:justify-single-word="false"/>
      <style:text-properties style:font-name="Times New Roman" fo:font-size="12pt" fo:language="de" fo:country="DE" fo:font-weight="bold" officeooo:rsid="00297984" officeooo:paragraph-rsid="00297984"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Times New Roman" fo:font-size="16pt" fo:language="de" fo:country="DE" fo:font-weight="bold" officeooo:rsid="0027a2a8" officeooo:paragraph-rsid="0027a2a8" style:font-size-asian="16pt" style:font-weight-asian="bold" style:font-size-complex="16pt" style:font-weight-complex="bold"/>
    </style:style>
    <style:style style:name="P19" style:family="paragraph" style:parent-style-name="Standard">
      <style:paragraph-properties fo:margin-top="0.0402in" fo:margin-bottom="0.0799in" style:contextual-spacing="false" fo:text-align="justify" style:justify-single-word="false"/>
      <style:text-properties style:font-name="Times New Roman" fo:font-size="11pt" fo:language="de" fo:country="DE" fo:font-weight="bold" officeooo:rsid="00297984" officeooo:paragraph-rsid="003a4b35" style:font-size-asian="11pt" style:font-weight-asian="bold" style:font-size-complex="11pt" style:font-weight-complex="bold"/>
    </style:style>
    <style:style style:name="T1" style:family="text">
      <style:text-properties officeooo:rsid="0027a2a8"/>
    </style:style>
    <style:style style:name="T2" style:family="text">
      <style:text-properties fo:font-weight="bold" style:font-weight-asian="bold" style:font-weight-complex="bold"/>
    </style:style>
    <style:style style:name="T3" style:family="text">
      <style:text-properties fo:font-weight="bold" officeooo:rsid="0039612f" style:font-weight-asian="bold" style:font-weight-complex="bold"/>
    </style:style>
    <style:style style:name="T4" style:family="text">
      <style:text-properties officeooo:rsid="002bd25c"/>
    </style:style>
    <style:style style:name="T5" style:family="text">
      <style:text-properties officeooo:rsid="00364e73"/>
    </style:style>
    <style:style style:name="T6" style:family="text">
      <style:text-properties officeooo:rsid="0039612f"/>
    </style:style>
    <style:style style:name="T7" style:family="text">
      <style:text-properties fo:font-size="10pt" officeooo:rsid="002a4518" style:font-size-asian="8.75pt" style:font-size-complex="10pt"/>
    </style:style>
    <style:style style:name="T8" style:family="text">
      <style:text-properties fo:font-size="10pt" officeooo:rsid="0043837d" style:font-size-asian="8.75pt" style:font-size-complex="10pt"/>
    </style:style>
    <style:style style:name="T9" style:family="text">
      <style:text-properties officeooo:rsid="003c1abd"/>
    </style:style>
    <style:style style:name="T10" style:family="text">
      <style:text-properties officeooo:rsid="00419b91"/>
    </style:style>
    <style:style style:name="T11" style:family="text">
      <style:text-properties officeooo:rsid="0043837d"/>
    </style:style>
    <style:style style:name="T12" style:family="text">
      <style:text-properties officeooo:rsid="00438a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8">Computer Forensik</text:p>
          </table:table-cell>
        </table:table-row>
      </table:table>
      <text:p text:style-name="P19">Definition</text:p>
      <text:p text:style-name="P4">Der Begriff „Forensik“ entwickelte sich aus dem Begriff „forum“ (lateinisch für Marktplatz). Im antiken Rom wurden Untersuchen von Straftaten, die Urteilsverkündung und der Vollzug des Urteils auf dem öffentlichen Marktplatz durchgeführt. Die Forensik beschäftigt sich im allgemeinen mit dem Nachweis, Beweis und <text:span text:style-name="T11">der </text:span>Aufklärung von Straftaten.</text:p>
      <text:p text:style-name="P3">Die IT-, bzw. Digitale Forensik beschäftigt sich in diesem Sinne mit der Auffindung, Untersuchung und Wiederherstellung von Daten und Informationen auf elektronischen Geräten. <text:span text:style-name="T4">Innerhalb der IT- / Digitalen Forensik gibt es viele Teilgebiete wie zum Beispiel: Datenbank-Forensik, Netzwerk-Forensik oder auch die Computer Forensik.</text:span></text:p>
      <text:p text:style-name="P10">Im Gebiet der Computer Forensik liegt der Fokus bei der Untersuchung von Personal Computern (inkl. Notebooks, etc.) und Servern.</text:p>
      <text:p text:style-name="P16"><text:span text:style-name="T2">Anwendungsbereich<text:line-break/></text:span><text:span text:style-name="T7">Die Computer Forensik </text:span><text:span text:style-name="T8">wird im Rahmen von</text:span><text:span text:style-name="T7"> Strafuntersuchungen, Incident Response Einsätzen, Datenwiederherstellung</text:span><text:span text:style-name="T8">en</text:span><text:span text:style-name="T7"> oder </text:span><text:span text:style-name="T8">der Datenbeschaffung eingesetzt.</text:span></text:p>
      <text:p text:style-name="P15">Juristische Verwertbarkeit</text:p>
      <text:p text:style-name="P7">Damit die gefundenen Daten juristisch verwertet werden können, gibt es einige Punkte zu beachten. Die Stichworte hierzu sind: Anerkannte Techniken &amp; Tools, Glaubwürdigkeit der Ergebnisse und des Ermittlers, Reproduzierbarkeit der Ergebnisse, Integrität der Ausgangsdaten und Ergebnisse <text:span text:style-name="T11">wie auch</text:span> die Beweiskraft einer einzelnen Information.</text:p>
      <text:p text:style-name="P17">Forensische Analyse</text:p>
      <text:p text:style-name="P5">Die <text:span text:style-name="T6">c</text:span>omputerforensische Analyse kann in die nachfolgenden Phasen gegliedert werden:</text:p>
      <text:p text:style-name="P14">Readiness</text:p>
      <text:p text:style-name="P6">Nach dem Einsatz ist vor dem Einsatz. Die Ausrüstung des Ermittlers sollte immer Einsatzbereits sein und nach einem Einsatz wiederhergestellt werden. Zu den Vorbereitungsarbeiten gehört die Sterilisation der Datenträger, die Vorbereitung und <text:span text:style-name="T12">Pflege</text:span> der technischen Ausrüstung, die Vorbereitung von Protokollen und Formularen und die Pflege der Sammlung an Tools und Programmen.</text:p>
      <text:p text:style-name="P14">Secure</text:p>
      <text:p text:style-name="P8">In der Phase „Secure“ wird zunächst die physische Umgebung des „Tatorts“ gesichert und dokumentiert. Anschliessend müssen sämtliche möglichen Datenquellen identifiziert werden. Dies können Computer, Wechseldatenträger (USB-Sticks, CD-ROMs, etc.), <text:span text:style-name="T5">Mobiltelefone</text:span> oder auch Passwortlisten oder ähnliches sein. <text:span text:style-name="T5">Aufgrund der gesammelten Informationen wird anschliessend die aktuelle Lage beurteilt, über das weitere Vorgehen entschieden und dieses anschliessend geplant. </text:span></text:p>
      <text:p text:style-name="P11">Als nächster Schritt folgt die fachgerechte Sicherung und Aufbewahrung der Daten. Wichtig ist, dass für jeden Beweis entsprechende Beweiszettel und für alle gesicherten Daten Prüfsummen erstellt werden, um die Integrität sicherzustellen.</text:p>
      <text:p text:style-name="P14">Analysis</text:p>
      <text:p text:style-name="P9"><text:span text:style-name="T10">Je nach Situation kann die Analyse in einer Laborumgebung durchgeführt werden</text:span>. Dort stehen unter Umständen bessere Werkzeuge und leistungsfähigere Hardware für die Analyse bereit. <text:span text:style-name="T6">Vor der eigentlichen Analyse ist es sinnvoll gewisse Vorbereitungsarbeiten durchzuführen, welche die eigentliche Analysearbeiten erleichtern und beschleunigen. Für die eigentliche Analyse können verschiedenste Techniken und Tools eingesetzt wird. Welche dieser Techniken und Tools verwendet werden, ist stark von der jeweiligen Situation abhängig.</text:span></text:p>
      <text:p text:style-name="P16"><text:span text:style-name="T3">Report</text:span><text:span text:style-name="T2"> </text:span><text:span text:style-name="T3">&amp; Present</text:span></text:p>
      <text:p text:style-name="P13">Je nach Situation muss die Untersuchung unterschiedlich dokumentiert werden. Es werden grundsätzlich interne Berichte, Erklärungen, eidesstattliche Erklärungen und Experten-Berichte unterschieden. Die Präsentation und Dokumentation sollte sämtliche Details und Arbeitsschritte enthalten und auch für La<text:span text:style-name="T9">i</text:span>en verständlich und nachvollziehbar sein.</text:p>
      <text:p text:style-name="P14">Review</text:p>
      <text:p text:style-name="P12">Nach Abschluss der Untersuchung wird ein Review der gesamten Untersuchung gemacht. Ziel ist es, den Prozess der Analyse laufend zu optimieren und zu verbess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fo:font-size="11pt" officeooo:rsid="001e6f41" officeooo:paragraph-rsid="001e6f41" style:font-size-asian="11pt" style:font-size-complex="11pt"/>
    </style:style>
    <style:style style:name="MP2" style:family="paragraph" style:parent-style-name="Footer">
      <style:text-properties style:font-name="Times New Roman" fo:font-size="11pt" officeooo:rsid="001e6f41" officeooo:paragraph-rsid="001e6f41" style:font-size-asian="11pt" style:font-size-complex="11pt"/>
    </style:style>
    <style:style style:name="MT1" style:family="text">
      <style:text-properties officeooo:rsid="0027a2a8"/>
    </style:style>
    <style:page-layout style:name="Mpm1">
      <style:page-layout-properties fo:page-width="8.5in" fo:page-height="11in" style:num-format="1" style:print-orientation="portrait" fo:margin-top="0.5929in" fo:margin-bottom="0.590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nalyse &amp; Angriffe auf Netzwerke</text:span><text:tab/><text:tab/>Daniel Brun</text:p>
      </style:header>
      <style:footer>
        <text:p text:style-name="MP2"><text:span text:style-name="MT1">08</text:span>. <text:span text:style-name="MT1">Juli</text:span> 2015<text:tab/>1<text:tab/>ZHA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Brun</meta:initial-creator>
    <meta:creation-date>2015-06-17T07:29:33.741589076</meta:creation-date>
    <dc:date>2015-07-06T17:03:11.542985798</dc:date>
    <dc:creator>Daniel Brun</dc:creator>
    <meta:editing-duration>PT7H1S</meta:editing-duration>
    <meta:editing-cycles>25</meta:editing-cycles>
    <meta:generator>LibreOffice/4.2.8.2$Linux_X86_64 LibreOffice_project/420m0$Build-2</meta:generator>
    <meta:printed-by>Daniel Brun</meta:printed-by>
    <meta:print-date>2015-07-06T12:01:14.931566875</meta:print-date>
    <meta:document-statistic meta:table-count="1" meta:image-count="0" meta:object-count="0" meta:page-count="1" meta:paragraph-count="23" meta:word-count="468" meta:character-count="3686" meta:non-whitespace-character-count="3239"/>
  </office:meta>
</office:document-meta>
</file>